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7f2" officeooo:paragraph-rsid="000a77f2"/>
    </style:style>
    <style:style style:name="P2" style:family="paragraph" style:parent-style-name="Standard">
      <style:text-properties officeooo:rsid="000a77f2" officeooo:paragraph-rsid="000bda96"/>
    </style:style>
    <style:style style:name="P3" style:family="paragraph" style:parent-style-name="Standard">
      <style:text-properties officeooo:paragraph-rsid="000bda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77f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da96" style:font-style-asian="normal" style:font-style-complex="normal"/>
    </style:style>
    <style:style style:name="T5" style:family="text">
      <style:text-properties fo:font-style="normal" officeooo:rsid="000a77f2" style:font-style-asian="normal" style:font-style-complex="normal"/>
    </style:style>
    <style:style style:name="T6" style:family="text">
      <style:text-properties fo:font-style="normal" officeooo:rsid="000ca223" style:font-style-asian="normal" style:font-style-complex="normal"/>
    </style:style>
    <style:style style:name="T7" style:family="text">
      <style:text-properties fo:font-style="normal" officeooo:rsid="000ce02e" style:font-style-asian="normal" style:font-style-complex="normal"/>
    </style:style>
    <style:style style:name="T8" style:family="text">
      <style:text-properties officeooo:rsid="000ce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igé d’explication de texte</text:p>
      <text:p text:style-name="P1">Pascal, <text:span text:style-name="T1">Pensées</text:span><text:span text:style-name="T3">, Fragment 172 (Ed. Brunschvicg)</text:span></text:p>
      <text:p text:style-name="P1"><text:span text:style-name="T3"/></text:p>
      <text:p text:style-name="P1"><text:span text:style-name="T3"/></text:p>
      <text:p text:style-name="P3"><text:span text:style-name="T5"><text:tab/>Le texte qui nous est proposé est tiré des </text:span><text:span text:style-name="T2">Pensées</text:span><text:span text:style-name="T5"> de Pascal ; il s’agit du fragment 172 de l’édition Brunschvicg. Dans ce texte, Pascal s’interroge sur le temps, dans sa relation avec le bonheur. </text:span><text:span text:style-name="T4">On peut définir le bonheur comme un état stable de satisfaction profonde. </text:span><text:span text:style-name="T6">Mais dans ce cas,</text:span><text:span text:style-name="T4"> si le bonheur est </text:span><text:span text:style-name="T6">bien </text:span><text:span text:style-name="T4">le but ultime de toute existence humaine, pourquoi les hommes arrivent-ils aussi peu à être heureux ? On pourrait penser que c’est en raison de leur imprévoyance : les hommes pensent trop à leur plaisir immédiat, et n’arrivent pas à anticiper suffisamment l’avenir pour créer les conditions de leur satisfaction future. Pourtant, </text:span><text:span text:style-name="T6">il ne semble pas que ce soient les hommes les plus prévoyants qui soient les plus heureux ; au contraire, si je tente d’anticiper en permanence tous les désastres qui pourraient m’arriver, je me retrouve à vivre continuellement dans la peur et le doute. Dans ce texte, Pascal radicalise cette objection : si les hommes ont tellement de mal à être heureux, c’est qu’ils sont incapables de l’être, précisément parce qu’ils n’arrivent pas vivre dans le moment présent.</text:span></text:p>
      <text:p text:style-name="P3"><text:span text:style-name="T6"><text:tab/></text:span><text:span text:style-name="T7">Dans une première partie (lignes 1 à 5), Pascal décrit le rapport humain au temps : nous ne vivons jamais dans le présent, et nous nous projetons toujours dans des temps qui n’existent pas réellement. Dans une seconde partie (l. 5 à 9), l’auteur analyse les causes de ce constat : cette projection continuelle est liée à l’expérience désagréable que nous faisons du présent. Enfin (l. 10-15), Pascal invite son lecteur à tirer les conséquences pour la question du bonheur : puisque nous fuyons toujours le présent, il nous est impossible d’être heureux.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2"><text:span text:style-name="T3"/></text:p>
      <text:p text:style-name="P2"><text:span text:style-name="T3">Le temps est une notion particulièrement difficile à définir ; on pourrait dire que c’est le mouvement continu par lequel le futur devient présent, et le présent passé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6:02:49.528000000</meta:creation-date>
    <dc:title>Page vierge</dc:title>
    <meta:generator>LibreOffice/7.0.3.1$Windows_X86_64 LibreOffice_project/d7547858d014d4cf69878db179d326fc3483e082</meta:generator>
    <meta:editing-duration>PT4S</meta:editing-duration>
    <meta:editing-cycles>2</meta:editing-cycles>
    <dc:date>2021-06-08T16:46:34.967000000</dc:date>
    <meta:document-statistic meta:table-count="0" meta:image-count="0" meta:object-count="0" meta:page-count="1" meta:paragraph-count="5" meta:word-count="317" meta:character-count="1908" meta:non-whitespace-character-count="1593"/>
    <meta:template xlink:type="simple" xlink:actuate="onRequest" xlink:title="Page vierge" xlink:href="file:///C:/Users/Vivien/AppData/Roaming/LibreOffice/4/user/template/Page%20vierge.ott" meta:date="2021-06-08T16:02:49.112000000"/>
  </office:meta>
</office:document-meta>
</file>